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loext:padding="0.049cm" loext:border="0.06pt solid #000000"/>
    </style:style>
    <style:style style:name="P2" style:family="paragraph" style:parent-style-name="Text_20_body">
      <style:paragraph-properties fo:margin-left="0cm" fo:margin-right="0cm" fo:text-indent="0cm" style:auto-text-indent="false" fo:padding="0.049cm" fo:border="0.06pt solid #000000"/>
      <style:text-properties loext:padding="0.049cm" loext:border="0.06pt solid #000000"/>
    </style:style>
    <style:style style:name="P3" style:family="paragraph" style:parent-style-name="Text_20_body">
      <style:paragraph-properties fo:margin-left="0cm" fo:margin-right="0cm" fo:text-indent="0cm" style:auto-text-indent="false" fo:padding="0.049cm" fo:border="0.06pt solid #000000"/>
      <style:text-properties loext:padding="0.049cm" loext:border="0.06pt solid #dedcd1"/>
    </style:style>
    <style:style style:name="P4" style:family="paragraph" style:parent-style-name="Heading_20_3">
      <style:paragraph-properties fo:margin-left="0cm" fo:margin-right="0cm" fo:text-indent="0cm" style:auto-text-indent="false" fo:padding="0.049cm" fo:border="0.06pt solid #000000"/>
      <style:text-properties loext:padding="0.049cm" loext:border="0.06pt solid #000000"/>
    </style:style>
    <style:style style:name="P5" style:family="paragraph" style:parent-style-name="Text_20_body">
      <style:paragraph-properties fo:margin-left="0cm" fo:margin-right="0cm" fo:text-indent="0cm" style:auto-text-indent="false" fo:padding="0.049cm" fo:border="0.06pt solid #000000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000000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loext:padding="0.049cm" loext:border="0.06pt solid #000000"/>
    </style:style>
    <style:style style:name="P8" style:family="paragraph" style:parent-style-name="Heading_20_2">
      <style:paragraph-properties fo:margin-left="0cm" fo:margin-right="0cm" fo:text-indent="0cm" style:auto-text-indent="false" fo:padding="0.049cm" fo:border="0.06pt solid #000000"/>
      <style:text-properties loext:padding="0.049cm" loext:border="0.06pt solid #000000"/>
    </style:style>
    <style:style style:name="P9" style:family="paragraph" style:parent-style-name="Text_20_body" style:list-style-name="L1">
      <style:paragraph-properties fo:margin-left="0cm" fo:margin-right="0cm" fo:text-indent="0cm" style:auto-text-indent="false" fo:padding="0.049cm" fo:border="0.06pt solid #000000"/>
    </style:style>
    <style:style style:name="P1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.049cm" fo:border="0.06pt solid #000000"/>
    </style:style>
    <style:style style:name="P11" style:family="paragraph" style:parent-style-name="Text_20_body" style:list-style-name="L2">
      <style:paragraph-properties fo:margin-left="0cm" fo:margin-right="0cm" fo:text-indent="0cm" style:auto-text-indent="false" fo:padding="0.049cm" fo:border="0.06pt solid #000000"/>
    </style:style>
    <style:style style:name="P12" style:family="paragraph" style:parent-style-name="Preformatted_20_Text">
      <style:paragraph-properties fo:margin-left="0cm" fo:margin-right="0cm" fo:text-indent="0cm" style:auto-text-indent="false" fo:padding="0.049cm" fo:border="0.06pt solid #000000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P14" style:family="paragraph" style:parent-style-name="Text_20_body" style:list-style-name="L3">
      <style:paragraph-properties fo:margin-left="0cm" fo:margin-right="0cm" fo:text-indent="0cm" style:auto-text-indent="false" fo:padding="0.049cm" fo:border="0.06pt solid #000000"/>
    </style:style>
    <style:style style:name="P15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P16" style:family="paragraph" style:parent-style-name="Text_20_body" style:list-style-name="L4">
      <style:paragraph-properties fo:margin-left="0cm" fo:margin-right="0cm" fo:text-indent="0cm" style:auto-text-indent="false" fo:padding="0.049cm" fo:border="0.06pt solid #000000"/>
    </style:style>
    <style:style style:name="P17" style:family="paragraph" style:parent-style-name="Text_20_body" style:list-style-name="L5">
      <style:paragraph-properties fo:margin-left="0cm" fo:margin-right="0cm" fo:text-indent="0cm" style:auto-text-indent="false" fo:padding="0.049cm" fo:border="0.06pt solid #000000"/>
    </style:style>
    <style:style style:name="P18" style:family="paragraph" style:parent-style-name="Text_20_body" style:list-style-name="L6">
      <style:paragraph-properties fo:margin-left="0cm" fo:margin-right="0cm" fo:text-indent="0cm" style:auto-text-indent="false" fo:padding="0.049cm" fo:border="0.06pt solid #000000"/>
    </style:style>
    <style:style style:name="P19" style:family="paragraph" style:parent-style-name="Text_20_body" style:list-style-name="L7">
      <style:paragraph-properties fo:margin-left="0cm" fo:margin-right="0cm" fo:text-indent="0cm" style:auto-text-indent="false" fo:padding="0.049cm" fo:border="0.06pt solid #000000"/>
    </style:style>
    <style:style style:name="P20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P21" style:family="paragraph" style:parent-style-name="Text_20_body" style:list-style-name="L8">
      <style:paragraph-properties fo:margin-left="0cm" fo:margin-right="0cm" fo:text-indent="0cm" style:auto-text-indent="false" fo:padding="0.049cm" fo:border="0.06pt solid #000000"/>
    </style:style>
    <style:style style:name="P22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P23" style:family="paragraph" style:parent-style-name="Text_20_body" style:list-style-name="L9">
      <style:paragraph-properties fo:margin-left="0cm" fo:margin-right="0cm" fo:text-indent="0cm" style:auto-text-indent="false" fo:padding="0.049cm" fo:border="0.06pt solid #000000"/>
      <style:text-properties loext:padding="0.049cm" loext:border="0.06pt solid #000000"/>
    </style:style>
    <style:style style:name="P24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P25" style:family="paragraph" style:parent-style-name="Text_20_body" style:list-style-name="L10">
      <style:paragraph-properties fo:margin-left="0cm" fo:margin-right="0cm" fo:text-indent="0cm" style:auto-text-indent="false" fo:padding="0.049cm" fo:border="0.06pt solid #000000"/>
    </style:style>
    <style:style style:name="T1" style:family="text">
      <style:text-properties loext:padding="0.049cm" loext:border="0.06pt solid #000000"/>
    </style:style>
    <style:style style:name="T2" style:family="text">
      <style:text-properties loext:padding="0.049cm" loext:border="0.06pt solid #dedcd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rdrand.c</text:h>
      <text:p text:style-name="P2">528 lines</text:p>
      <text:p text:style-name="P3">c</text:p>
      <text:h text:style-name="P4" text:outline-level="3">rdrand.py</text:h>
      <text:p text:style-name="P2">90 lines</text:p>
      <text:p text:style-name="P3">py</text:p>
      <text:h text:style-name="P4" text:outline-level="3">setup.py</text:h>
      <text:p text:style-name="P2">31 lines</text:p>
      <text:p text:style-name="P3">py</text:p>
      <text:p text:style-name="P2">Looking to build rdrand on windows. Although I downloaded files (attached rdrand.c), to build using python C API with latest python 3.13.5, I need toml, setup.py, set.cfg. Can you give minimum configuration. I attach some of them also.</text:p>
      <text:p text:style-name="P5"><text:span text:style-name="T1">Looking at your rdrand project files, I can see you have a traditional </text:span><text:span text:style-name="Source_20_Text"><text:span text:style-name="T2">setup.py</text:span></text:span><text:span text:style-name="T1"> but want to modernize it for Python 3.13.5 with proper configuration files. Here are the minimum configuration files you need:</text:span></text:p>
      <text:p text:style-name="P6">pyproject.toml</text:p>
      <text:p text:style-name="P6">Code </text:p>
      <text:p text:style-name="P6">setup.cfg</text:p>
      <text:p text:style-name="P6">Code </text:p>
      <text:p text:style-name="P6">setup.py (Updated for Windows)</text:p>
      <text:p text:style-name="P7">Code </text:p>
      <text:p text:style-name="P2">Now, for building on Windows with Python 3.13.5, here are the steps:</text:p>
      <text:h text:style-name="P8" text:outline-level="2">Build Instructions for Windows:</text:h>
      <text:list text:style-name="L1">
        <text:list-item>
          <text:p text:style-name="P9"><text:span text:style-name="Strong_20_Emphasis"><text:span text:style-name="T1">Install build dependencies</text:span></text:span><text:span text:style-name="T1">:</text:span></text:p>
        </text:list-item>
      </text:list>
      <text:p text:style-name="P7">bash</text:p>
      <text:p text:style-name="P10"><text:span text:style-name="Source_20_Text"><text:span text:style-name="T1">pip install setuptools wheel build</text:span></text:span></text:p>
      <text:list text:style-name="L2">
        <text:list-item>
          <text:p text:style-name="P11"><text:span text:style-name="Strong_20_Emphasis"><text:span text:style-name="T1">Build using modern Python packaging</text:span></text:span><text:span text:style-name="T1">:</text:span></text:p>
        </text:list-item>
      </text:list>
      <text:p text:style-name="P7">bash</text:p>
      <text:p text:style-name="P10"><text:span text:style-name="Source_20_Text"><text:span text:style-name="T1">python -m build</text:span></text:span></text:p>
      <text:p text:style-name="P2">Or use the traditional method:</text:p>
      <text:p text:style-name="P7"><text:soft-page-break/>bash</text:p>
      <text:p text:style-name="P12"><text:span text:style-name="Source_20_Text"><text:span text:style-name="T1">python setup.py build_ext --inplace</text:span></text:span></text:p>
      <text:p text:style-name="P10"><text:span text:style-name="Source_20_Text"><text:span text:style-name="T1">python setup.py bdist_wheel</text:span></text:span></text:p>
      <text:h text:style-name="P8" text:outline-level="2">Important Notes for Windows:</text:h>
      <text:list text:style-name="L3">
        <text:list-item>
          <text:p text:style-name="P13"><text:span text:style-name="Strong_20_Emphasis"><text:span text:style-name="T1">Compiler Requirements</text:span></text:span><text:span text:style-name="T1">: You'll need either:</text:span></text:p>
          <text:list>
            <text:list-item>
              <text:p text:style-name="P13"><text:span text:style-name="Strong_20_Emphasis"><text:span text:style-name="T1">Visual Studio Build Tools</text:span></text:span><text:span text:style-name="T1"> (recommended for Python 3.13.5)</text:span></text:p>
            </text:list-item>
            <text:list-item>
              <text:p text:style-name="P13"><text:span text:style-name="Strong_20_Emphasis"><text:span text:style-name="T1">MinGW-w64</text:span></text:span><text:span text:style-name="T1"> with GCC</text:span></text:p>
            </text:list-item>
          </text:list>
        </text:list-item>
        <text:list-item>
          <text:p text:style-name="P13"><text:span text:style-name="Strong_20_Emphasis"><text:span text:style-name="T1">RDRAND Support</text:span></text:span><text:span text:style-name="T1">: The code checks for Intel/AMD processors with RDRAND/RDSEED instructions. Make sure your CPU supports these instructions.</text:span></text:p>
        </text:list-item>
        <text:list-item>
          <text:p text:style-name="P14"><text:span text:style-name="Strong_20_Emphasis"><text:span text:style-name="T1">Architecture</text:span></text:span><text:span text:style-name="T1">: The code handles both 32-bit and 64-bit builds automatically.</text:span></text:p>
        </text:list-item>
      </text:list>
      <text:h text:style-name="P8" text:outline-level="2">Key Changes Made:</text:h>
      <text:list text:style-name="L4">
        <text:list-item>
          <text:p text:style-name="P15"><text:span text:style-name="Strong_20_Emphasis"><text:span text:style-name="T1">pyproject.toml</text:span></text:span><text:span text:style-name="T1">: Modern Python packaging standard</text:span></text:p>
        </text:list-item>
        <text:list-item>
          <text:p text:style-name="P15"><text:span text:style-name="Strong_20_Emphasis"><text:span text:style-name="T1">setup.cfg</text:span></text:span><text:span text:style-name="T1">: Alternative declarative configuration</text:span></text:p>
        </text:list-item>
        <text:list-item>
          <text:p text:style-name="P15"><text:span text:style-name="Strong_20_Emphasis"><text:span text:style-name="T1">Updated setup.py</text:span></text:span><text:span text:style-name="T1">: Added Windows-specific compiler flags and better error handling</text:span></text:p>
        </text:list-item>
        <text:list-item>
          <text:p text:style-name="P16"><text:span text:style-name="Strong_20_Emphasis"><text:span text:style-name="T1">Python 3.13.5 compatibility</text:span></text:span><text:span text:style-name="T1">: Updated classifiers and requirements</text:span></text:p>
        </text:list-item>
      </text:list>
      <text:p text:style-name="P5"><text:span text:style-name="T1">The </text:span><text:span text:style-name="Source_20_Text"><text:span text:style-name="T2">pyproject.toml</text:span></text:span><text:span text:style-name="T1"> is the most modern approach and is preferred for new Python projects. The </text:span><text:span text:style-name="Source_20_Text"><text:span text:style-name="T2">setup.cfg</text:span></text:span><text:span text:style-name="T1"> provides an alternative declarative configuration, while the updated </text:span><text:span text:style-name="Source_20_Text"><text:span text:style-name="T2">setup.py</text:span></text:span><text:span text:style-name="T1"> maintains backward compatibility with Windows-specific optimizations.</text:span></text:p>
      <text:p text:style-name="P2">Choose the approach that best fits your workflow - all three will work with Python 3.13.5 on Windows!</text:p>
      <text:p text:style-name="P2">No I am building in linux. Why have you configured setup.py for windows?</text:p>
      <text:p text:style-name="P2">You're absolutely right - I misunderstood your question! You said you want to build on Linux, not Windows. Let me provide the correct Linux configuration:</text:p>
      <text:p text:style-name="P6">setup.py (Updated for Windows)</text:p>
      <text:p text:style-name="P6">Code ∙ Version 2 </text:p>
      <text:p text:style-name="P6">setup.py (Updated for Windows)</text:p>
      <text:p text:style-name="P7">Code ∙ Version 3 </text:p>
      <text:h text:style-name="P8" text:outline-level="2">Build Instructions for Linux:</text:h>
      <text:list text:style-name="L5">
        <text:list-item>
          <text:p text:style-name="P17"><text:span text:style-name="Strong_20_Emphasis"><text:span text:style-name="T1">Install build dependencies</text:span></text:span><text:span text:style-name="T1">:</text:span></text:p>
        </text:list-item>
      </text:list>
      <text:p text:style-name="P7">bash</text:p>
      <text:p text:style-name="P10"><text:span text:style-name="Source_20_Text"><text:span text:style-name="T1">pip install setuptools wheel build</text:span></text:span></text:p>
      <text:list text:style-name="L6">
        <text:list-item>
          <text:p text:style-name="P18"><text:span text:style-name="Strong_20_Emphasis"><text:span text:style-name="T1">Build the extension</text:span></text:span><text:span text:style-name="T1">:</text:span></text:p>
        </text:list-item>
      </text:list>
      <text:p text:style-name="P7"><text:soft-page-break/>bash</text:p>
      <text:p text:style-name="P10"><text:span text:style-name="Source_20_Text"><text:span text:style-name="T1">python -m build</text:span></text:span></text:p>
      <text:p text:style-name="P2">Or using the traditional method:</text:p>
      <text:p text:style-name="P7">bash</text:p>
      <text:p text:style-name="P12"><text:span text:style-name="Source_20_Text"><text:span text:style-name="T1">python setup.py build_ext --inplace</text:span></text:span></text:p>
      <text:p text:style-name="P10"><text:span text:style-name="Source_20_Text"><text:span text:style-name="T1">python setup.py bdist_wheel</text:span></text:span></text:p>
      <text:list text:style-name="L7">
        <text:list-item>
          <text:p text:style-name="P19"><text:span text:style-name="Strong_20_Emphasis"><text:span text:style-name="T1">Install locally for testing</text:span></text:span><text:span text:style-name="T1">:</text:span></text:p>
        </text:list-item>
      </text:list>
      <text:p text:style-name="P7">bash</text:p>
      <text:p text:style-name="P10"><text:span text:style-name="Source_20_Text"><text:span text:style-name="T1">pip install -e .</text:span></text:span></text:p>
      <text:h text:style-name="P8" text:outline-level="2">Linux-specific Notes:</text:h>
      <text:list text:style-name="L8">
        <text:list-item>
          <text:p text:style-name="P20"><text:span text:style-name="Strong_20_Emphasis"><text:span text:style-name="T1">GCC/Clang</text:span></text:span><text:span text:style-name="T1">: Your existing code already supports both GCC and Clang compilers</text:span></text:p>
        </text:list-item>
        <text:list-item>
          <text:p text:style-name="P20"><text:span text:style-name="Strong_20_Emphasis"><text:span text:style-name="T1">RDRAND Support</text:span></text:span><text:span text:style-name="T1">: Make sure your Linux system has a CPU with RDRAND/RDSEED instructions</text:span></text:p>
        </text:list-item>
        <text:list-item>
          <text:p text:style-name="P21"><text:span text:style-name="Strong_20_Emphasis"><text:span text:style-name="T1">Development packages</text:span></text:span><text:span text:style-name="T1">: You might need </text:span><text:span text:style-name="Source_20_Text"><text:span text:style-name="T2">python3-dev</text:span></text:span><text:span text:style-name="T1"> or </text:span><text:span text:style-name="Source_20_Text"><text:span text:style-name="T2">python3.13-dev</text:span></text:span><text:span text:style-name="T1"> package installed</text:span></text:p>
        </text:list-item>
      </text:list>
      <text:p text:style-name="P2">The configuration files (pyproject.toml and setup.cfg) I provided earlier are platform-agnostic and work perfectly for Linux builds. The setup.py is now properly configured for Linux with appropriate GCC flags.</text:p>
      <text:p text:style-name="P2">Sorry for the confusion about Windows!</text:p>
      <text:p text:style-name="P2">Will this overwrite my pre-existing wheel in my venv:</text:p>
      <text:p text:style-name="P2">adding '_rdrand.cpython-313-x86_64-linux-gnu.so' adding 'rdrand.py' adding 'docs/conf.py' adding 'rdrand-1.5.0.dist-info/licenses/LICENSE' adding 'rdrand-1.5.0.dist-info/METADATA' adding 'rdrand-1.5.0.dist-info/WHEEL' adding 'rdrand-1.5.0.dist-info/top_level.txt' adding 'rdrand-1.5.0.dist-info/RECORD' removing build/bdist.linux-x86_64/wheel Successfully built rdrand-1.5.0.tar.gz and rdrand-1.5.0-cp313-cp313-linux_x86_64.whl</text:p>
      <text:p text:style-name="P5"><text:span text:style-name="T1">No, building the wheel with </text:span><text:span text:style-name="Source_20_Text"><text:span text:style-name="T2">python -m build</text:span></text:span><text:span text:style-name="T1"> will </text:span><text:span text:style-name="Strong_20_Emphasis"><text:span text:style-name="T1">not</text:span></text:span><text:span text:style-name="T1"> automatically overwrite the pre-existing wheel in your virtual environment. The build process only creates the wheel file in the </text:span><text:span text:style-name="Source_20_Text"><text:span text:style-name="T2">dist/</text:span></text:span><text:span text:style-name="T1"> directory - it doesn't install it.</text:span></text:p>
      <text:p text:style-name="P2">Looking at your output, you now have:</text:p>
      <text:list text:style-name="L9">
        <text:list-item>
          <text:p text:style-name="P22"><text:span text:style-name="Source_20_Text"><text:span text:style-name="T2">rdrand-1.5.0-cp313-cp313-linux_x86_64.whl</text:span></text:span><text:span text:style-name="T1"> in your </text:span><text:span text:style-name="Source_20_Text"><text:span text:style-name="T2">dist/</text:span></text:span><text:span text:style-name="T1"> folder</text:span></text:p>
        </text:list-item>
        <text:list-item>
          <text:p text:style-name="P23">Your existing rdrand installation still in your venv (unchanged)</text:p>
        </text:list-item>
      </text:list>
      <text:h text:style-name="P8" text:outline-level="2"><text:soft-page-break/>To actually install/overwrite the new wheel:</text:h>
      <text:p text:style-name="P7">bash</text:p>
      <text:p text:style-name="P12"><text:span text:style-name="Source_20_Text"><text:span text:style-name="T1"># Install the new wheel (this will overwrite the existing installation)</text:span></text:span></text:p>
      <text:p text:style-name="P12"><text:span text:style-name="Source_20_Text"><text:span text:style-name="T1">pip install dist/rdrand-1.5.0-cp313-cp313-linux_x86_64.whl --force-reinstall</text:span></text:span></text:p>
      <text:p text:style-name="P12"/>
      <text:p text:style-name="P12"><text:span text:style-name="Source_20_Text"><text:span text:style-name="T1"># Or if you want to install in development mode</text:span></text:span></text:p>
      <text:p text:style-name="P10"><text:span text:style-name="Source_20_Text"><text:span text:style-name="T1">pip install -e . --force-reinstall</text:span></text:span></text:p>
      <text:h text:style-name="P8" text:outline-level="2">To check what's currently installed:</text:h>
      <text:p text:style-name="P7">bash</text:p>
      <text:p text:style-name="P12"><text:span text:style-name="Source_20_Text"><text:span text:style-name="T1">pip show rdrand</text:span></text:span></text:p>
      <text:p text:style-name="P10"><text:span text:style-name="Source_20_Text"><text:span text:style-name="T1">pip list | grep rdrand</text:span></text:span></text:p>
      <text:h text:style-name="P8" text:outline-level="2">Safe approach:</text:h>
      <text:p text:style-name="P2">If you want to be extra careful, you can:</text:p>
      <text:list text:style-name="L10">
        <text:list-item>
          <text:p text:style-name="P24"><text:span text:style-name="T1">First uninstall the existing version: </text:span><text:span text:style-name="Source_20_Text"><text:span text:style-name="T2">pip uninstall rdrand</text:span></text:span></text:p>
        </text:list-item>
        <text:list-item>
          <text:p text:style-name="P25"><text:span text:style-name="T1">Then install the new wheel: </text:span><text:span text:style-name="Source_20_Text"><text:span text:style-name="T2">pip install dist/rdrand-1.5.0-cp313-cp313-linux_x86_64.whl</text:span></text:span></text:p>
        </text:list-item>
      </text:list>
      <text:p text:style-name="P5"><text:span text:style-name="T1">The </text:span><text:span text:style-name="Source_20_Text"><text:span text:style-name="T2">--force-reinstall</text:span></text:span><text:span text:style-name="T1"> flag ensures that even if the version number is the same, pip will replace the existing installation with your newly built wheel.</text:span></text:p>
      <text:p text:style-name="P6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91cm" fo:margin-bottom="1.02cm" fo:margin-left="1.323cm" fo:margin-right="1.686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7T19:21:43.790187210</meta:creation-date>
    <dc:date>2025-07-27T19:23:12.887079590</dc:date>
    <meta:editing-duration>PT1M29S</meta:editing-duration>
    <meta:editing-cycles>1</meta:editing-cycles>
    <meta:document-statistic meta:table-count="0" meta:image-count="0" meta:object-count="0" meta:page-count="4" meta:paragraph-count="89" meta:word-count="650" meta:character-count="4557" meta:non-whitespace-character-count="4017"/>
    <meta:generator>LibreOffice/25.2.5.2$Linux_X86_64 LibreOffice_project/520$Build-2</meta:generator>
  </office:meta>
</office:document-meta>
</file>